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457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457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457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457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457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457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457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457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457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457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457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457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457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457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457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457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457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Grecia Valentina  Velàsquez Aguile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2/3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08285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Gladys Anneth Aguilera Pate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0828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9.49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8" meta:non-whitespace-character-count="1009"/>
    <meta:template xlink:type="simple" xlink:actuate="onRequest" xlink:title="Normal" xlink:href=""/>
  </office:meta>
</office:document-meta>
</file>